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styles.xml"/>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Object 6/styles.xml"/>
  <manifest:file-entry manifest:media-type="text/xml" manifest:full-path="Object 6/content.xml"/>
  <manifest:file-entry manifest:media-type="text/xml" manifest:full-path="Object 6/meta.xml"/>
  <manifest:file-entry manifest:media-type="application/vnd.oasis.opendocument.chart" manifest:full-path="Object 6/"/>
  <manifest:file-entry manifest:media-type="text/xml" manifest:full-path="content.xml"/>
  <manifest:file-entry manifest:media-type="text/xml" manifest:full-path="meta.xml"/>
  <manifest:file-entry manifest:media-type="application/x-openoffice-gdimetafile;windows_formatname=&quot;GDIMetaFile&quot;" manifest:full-path="ObjectReplacements/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enlo" svg:font-family="Menlo, Monaco, Consolas, 'Courier New', monospace"/>
    <style:font-face style:name="OpenSymbol" svg:font-family="OpenSymbol"/>
    <style:font-face style:name="DejaVu Sans1" svg:font-family="'DejaVu 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86cm" fo:margin-left="0.037cm" fo:margin-right="-0.023cm" table:align="margins"/>
    </style:style>
    <style:style style:name="Table2.A" style:family="table-column">
      <style:table-column-properties style:column-width="5.636cm" style:rel-column-width="21742*"/>
    </style:style>
    <style:style style:name="Table2.B" style:family="table-column">
      <style:table-column-properties style:column-width="5.662cm" style:rel-column-width="21844*"/>
    </style:style>
    <style:style style:name="Table2.C" style:family="table-column">
      <style:table-column-properties style:column-width="5.689cm" style:rel-column-width="2194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0">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6.986cm" fo:margin-left="0.037cm" fo:margin-right="-0.023cm" table:align="margins"/>
    </style:style>
    <style:style style:name="Table4.A" style:family="table-column">
      <style:table-column-properties style:column-width="5.636cm" style:rel-column-width="21742*"/>
    </style:style>
    <style:style style:name="Table4.B" style:family="table-column">
      <style:table-column-properties style:column-width="5.662cm" style:rel-column-width="21844*"/>
    </style:style>
    <style:style style:name="Table4.C" style:family="table-column">
      <style:table-column-properties style:column-width="5.689cm" style:rel-column-width="21949*"/>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data-style-name="N0">
      <style:table-cell-properties fo:padding="0.097cm" fo:border-left="0.002cm solid #000000" fo:border-right="none" fo:border-top="none" fo:border-bottom="0.002cm solid #000000"/>
    </style:style>
    <style:style style:name="Table4.C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text-properties style:font-name="Times New Roman"/>
    </style:style>
    <style:style style:name="P2" style:family="paragraph" style:parent-style-name="Table_20_Contents">
      <style:text-properties fo:font-variant="normal" fo:text-transform="none" fo:color="#000000" style:font-name="Times New Roman" fo:letter-spacing="normal" fo:font-style="normal" fo:font-weight="normal"/>
    </style:style>
    <style:style style:name="P3" style:family="paragraph" style:parent-style-name="Table_20_Contents">
      <style:text-properties style:font-name="Helvetica Neue" fo:font-size="10.5pt"/>
    </style:style>
    <style:style style:name="P4" style:family="paragraph" style:parent-style-name="Text_20_body">
      <style:paragraph-properties fo:margin-left="0cm" fo:margin-right="0cm" fo:margin-top="0cm" fo:margin-bottom="0.265cm" fo:orphans="2" fo:widows="2" fo:text-indent="0cm" style:auto-text-indent="false"/>
      <style:text-properties fo:font-variant="normal" fo:text-transform="none" fo:color="#000000" style:font-name="Times New Roman" fo:font-size="13.5pt" fo:letter-spacing="normal" fo:font-style="normal" fo:font-weight="normal" style:font-weight-asian="normal" style:font-weight-complex="normal"/>
    </style:style>
    <style:style style:name="P5" style:family="paragraph" style:parent-style-name="Text_20_body">
      <style:paragraph-properties fo:margin-left="0cm" fo:margin-right="0cm" fo:margin-top="0cm" fo:margin-bottom="0.265cm" fo:orphans="2" fo:widows="2" fo:text-indent="0cm" style:auto-text-indent="false"/>
    </style:style>
    <style:style style:name="P6" style:family="paragraph" style:parent-style-name="Text_20_body">
      <style:paragraph-properties fo:margin-left="0cm" fo:margin-right="0cm" fo:margin-top="0cm" fo:margin-bottom="0cm" fo:orphans="2" fo:widows="2" fo:text-indent="0cm" style:auto-text-indent="false"/>
      <style:text-properties fo:font-variant="normal" fo:text-transform="none" fo:color="#000000" style:font-name="Helvetica Neue" fo:font-size="10.5pt" fo:letter-spacing="normal" fo:font-style="normal" fo:font-weight="normal"/>
    </style:style>
    <style:style style:name="P7" style:family="paragraph" style:parent-style-name="Standard">
      <style:paragraph-properties fo:margin-top="0cm" fo:margin-bottom="0.265cm" fo:orphans="2" fo:widows="2"/>
      <style:text-properties fo:font-variant="normal" fo:text-transform="none" fo:color="#000000" style:font-name="Helvetica Neue" fo:font-size="10.5pt" fo:letter-spacing="normal" fo:font-style="normal" fo:font-weight="normal"/>
    </style:style>
    <style:style style:name="P8" style:family="paragraph" style:parent-style-name="Text_20_body">
      <style:paragraph-properties fo:margin-top="0cm" fo:margin-bottom="0.265cm" fo:orphans="2" fo:widows="2"/>
    </style:style>
    <style:style style:name="P9" style:family="paragraph" style:parent-style-name="Text_20_body">
      <style:paragraph-properties fo:margin-top="0cm" fo:margin-bottom="0.265cm" fo:orphans="2" fo:widows="2"/>
      <style:text-properties fo:font-variant="normal" fo:text-transform="none" fo:color="#000000" style:font-name="Helvetica Neue" fo:font-size="10.5pt" fo:letter-spacing="normal" fo:font-style="normal" fo:font-weight="normal"/>
    </style:style>
    <style:style style:name="P10" style:family="paragraph" style:parent-style-name="Text_20_body">
      <style:paragraph-properties fo:margin-top="0cm" fo:margin-bottom="0.265cm" fo:orphans="2" fo:widows="2"/>
      <style:text-properties fo:font-variant="normal" fo:text-transform="none" fo:color="#000000" style:text-line-through-style="none" style:font-name="Helvetica Neue" fo:font-size="10.5pt" fo:letter-spacing="normal" fo:font-style="normal" style:text-underline-style="none" fo:font-weight="normal" style:text-blinking="false" fo:background-color="transparent"/>
    </style:style>
    <style:style style:name="P11" style:family="paragraph" style:parent-style-name="Text_20_body">
      <style:paragraph-properties fo:margin-top="0cm" fo:margin-bottom="0.265cm" fo:orphans="2" fo:widows="2"/>
      <style:text-properties fo:font-variant="normal" fo:text-transform="none" fo:color="#3ba0f3" style:text-line-through-style="none" style:font-name="Helvetica Neue" fo:font-size="10.5pt" fo:letter-spacing="normal" fo:font-style="normal" style:text-underline-style="none" fo:font-weight="normal" style:text-blinking="false" fo:background-color="transparent"/>
    </style:style>
    <style:style style:name="P12" style:family="paragraph" style:parent-style-name="Preformatted_20_Text">
      <style:paragraph-properties fo:margin-top="0cm" fo:margin-bottom="0.265cm" fo:line-height="142%" fo:orphans="2" fo:widows="2" fo:background-color="#f5f5f5" fo:padding="0.238cm" fo:border="0.002cm solid #cccccc">
        <style:background-image/>
      </style:paragraph-properties>
      <style:text-properties fo:font-variant="normal" fo:text-transform="none" fo:color="#333333" style:font-name="Menlo" fo:font-size="9.75pt" fo:letter-spacing="normal" fo:font-style="normal" fo:font-weight="normal"/>
    </style:style>
    <style:style style:name="P13" style:family="paragraph" style:parent-style-name="Preformatted_20_Text">
      <style:paragraph-properties fo:margin-top="0cm" fo:margin-bottom="0.265cm" fo:line-height="142%" fo:orphans="2" fo:widows="2" fo:background-color="#f5f5f5" fo:padding="0.238cm" fo:border="0.002cm solid #cccccc">
        <style:background-image/>
      </style:paragraph-properties>
      <style:text-properties fo:font-variant="normal" fo:text-transform="none" fo:color="#333333" style:text-line-through-style="none" style:font-name="Menlo" fo:font-size="9.75pt" fo:letter-spacing="normal" fo:font-style="normal" style:text-underline-style="none" fo:font-weight="normal" style:text-blinking="false" fo:background-color="transparent"/>
    </style:style>
    <style:style style:name="P14" style:family="paragraph" style:parent-style-name="Preformatted_20_Text">
      <style:paragraph-properties fo:margin-top="0cm" fo:margin-bottom="0.265cm" fo:line-height="142%" fo:orphans="2" fo:widows="2" fo:background-color="#f5f5f5" fo:padding="0.238cm" fo:border="0.002cm solid #cccccc">
        <style:background-image/>
      </style:paragraph-properties>
    </style:style>
    <style:style style:name="P15" style:family="paragraph" style:parent-style-name="Text_20_body">
      <style:text-properties style:font-name="Times New Roman"/>
    </style:style>
    <style:style style:name="P16" style:family="paragraph" style:parent-style-name="Text_20_body">
      <style:text-properties fo:font-variant="normal" fo:text-transform="none" fo:color="#000000" style:font-name="Helvetica Neue" fo:font-size="10.5pt" fo:letter-spacing="normal" fo:font-style="normal" fo:font-weight="normal"/>
    </style:style>
    <style:style style:name="P17" style:family="paragraph" style:parent-style-name="Heading_20_4">
      <style:text-properties fo:font-variant="normal" fo:text-transform="none" fo:color="#000000" style:font-name="Helvetica Neue" fo:font-size="13.5pt" fo:letter-spacing="normal" fo:font-style="normal" fo:font-weight="bold" fo:background-color="#ff3333"/>
    </style:style>
    <style:style style:name="P18" style:family="paragraph" style:parent-style-name="Heading_20_4">
      <style:paragraph-properties fo:margin-left="0cm" fo:margin-right="0cm" fo:margin-top="0cm" fo:margin-bottom="0.265cm" fo:orphans="2" fo:widows="2" fo:text-indent="0cm" style:auto-text-indent="false"/>
      <style:text-properties fo:font-variant="normal" fo:text-transform="none" fo:color="#000000" style:font-name="Helvetica Neue" fo:font-size="13.5pt" fo:letter-spacing="normal" fo:font-style="normal" fo:font-weight="normal" fo:background-color="#ff3333" style:font-weight-asian="normal" style:font-weight-complex="normal"/>
    </style:style>
    <style:style style:name="P19" style:family="paragraph" style:parent-style-name="Heading_20_4">
      <style:paragraph-properties fo:margin-left="0cm" fo:margin-right="0cm" fo:margin-top="0cm" fo:margin-bottom="0.265cm" fo:orphans="2" fo:widows="2" fo:text-indent="0cm" style:auto-text-indent="false"/>
      <style:text-properties fo:font-variant="normal" fo:text-transform="none" fo:color="#000000" style:font-name="Helvetica Neue" fo:font-size="13.5pt" fo:letter-spacing="normal" fo:font-style="normal" fo:font-weight="bold" fo:background-color="#ff3333"/>
    </style:style>
    <style:style style:name="P20" style:family="paragraph" style:parent-style-name="Heading_20_4">
      <style:paragraph-properties fo:margin-top="0cm" fo:margin-bottom="0.265cm" fo:orphans="2" fo:widows="2"/>
      <style:text-properties fo:font-variant="normal" fo:text-transform="none" fo:color="#000000" style:font-name="Helvetica Neue" fo:font-size="13.5pt" fo:letter-spacing="normal" fo:font-style="normal" fo:font-weight="bold" fo:background-color="#ff3333"/>
    </style:style>
    <style:style style:name="P21" style:family="paragraph" style:parent-style-name="Preformatted_20_Text">
      <style:paragraph-properties fo:margin-top="0cm" fo:margin-bottom="0.265cm" fo:line-height="142%" fo:orphans="2" fo:widows="2" fo:background-color="#f5f5f5" fo:padding="0.238cm" fo:border="0.002cm solid #cccccc">
        <style:background-image/>
      </style:paragraph-properties>
    </style:style>
    <style:style style:name="P22" style:family="paragraph" style:parent-style-name="Text_20_body" style:list-style-name="L1">
      <style:paragraph-properties fo:margin-top="0cm" fo:margin-bottom="0.265cm" fo:orphans="2" fo:widows="2"/>
    </style:style>
    <style:style style:name="P23" style:family="paragraph" style:parent-style-name="Text_20_body" style:list-style-name="L2">
      <style:paragraph-properties fo:margin-top="0cm" fo:margin-bottom="0.265cm" fo:orphans="2" fo:widows="2"/>
    </style:style>
    <style:style style:name="P24" style:family="paragraph" style:parent-style-name="Text_20_body" style:list-style-name="L1">
      <style:paragraph-properties fo:margin-top="0cm" fo:margin-bottom="0.265cm" fo:orphans="2" fo:widows="2"/>
      <style:text-properties fo:font-variant="normal" fo:text-transform="none" fo:color="#000000" style:font-name="Helvetica Neue" fo:font-size="10.5pt" fo:letter-spacing="normal" fo:font-style="normal" fo:font-weight="normal"/>
    </style:style>
    <style:style style:name="P25" style:family="paragraph" style:parent-style-name="Text_20_body" style:list-style-name="L3">
      <style:paragraph-properties fo:margin-top="0cm" fo:margin-bottom="0.265cm" fo:orphans="2" fo:widows="2"/>
      <style:text-properties fo:font-variant="normal" fo:text-transform="none" fo:color="#000000" style:font-name="Helvetica Neue" fo:font-size="10.5pt" fo:letter-spacing="normal" fo:font-style="normal" fo:font-weight="normal"/>
    </style:style>
    <style:style style:name="P26" style:family="paragraph" style:parent-style-name="Text_20_body">
      <style:paragraph-properties fo:margin-top="0cm" fo:margin-bottom="0.265cm" fo:orphans="2" fo:widows="2"/>
      <style:text-properties fo:font-variant="normal" fo:text-transform="none" fo:color="#000000" style:font-name="Helvetica Neue" fo:font-size="10.5pt" fo:letter-spacing="normal" fo:font-style="normal" fo:font-weight="normal" fo:background-color="#ff3333"/>
    </style:style>
    <style:style style:name="P27" style:family="paragraph" style:parent-style-name="Text_20_body" style:list-style-name="L4">
      <style:paragraph-properties fo:margin-top="0cm" fo:margin-bottom="0.265cm" fo:orphans="2" fo:widows="2"/>
      <style:text-properties fo:font-variant="normal" fo:text-transform="none" fo:color="#000000" style:font-name="Helvetica Neue" fo:font-size="10.5pt" fo:letter-spacing="normal" fo:font-style="normal" fo:font-weight="normal" fo:background-color="#ff3333"/>
    </style:style>
    <style:style style:name="P28" style:family="paragraph" style:parent-style-name="Text_20_body">
      <style:paragraph-properties fo:margin-top="0cm" fo:margin-bottom="0.265cm" fo:orphans="2" fo:widows="2"/>
      <style:text-properties fo:font-variant="normal" fo:text-transform="none" fo:color="#3ba0f3" style:text-line-through-style="none" style:font-name="Helvetica Neue" fo:font-size="10.5pt" fo:letter-spacing="normal" fo:font-style="normal" style:text-underline-style="none" fo:font-weight="normal" style:text-blinking="false" fo:background-color="transparent"/>
    </style:style>
    <style:style style:name="P29" style:family="paragraph" style:parent-style-name="Text_20_body">
      <style:paragraph-properties fo:margin-left="0cm" fo:margin-right="0cm" fo:margin-top="0cm" fo:margin-bottom="0.265cm" fo:orphans="2" fo:widows="2" fo:text-indent="0cm" style:auto-text-indent="false"/>
      <style:text-properties fo:font-variant="normal" fo:text-transform="none" fo:color="#000000" style:font-name="Helvetica Neue" fo:font-size="10.5pt" fo:letter-spacing="normal" fo:font-style="normal" fo:font-weight="normal" fo:background-color="#ff3333"/>
    </style:style>
    <style:style style:name="T1" style:family="text">
      <style:text-properties style:text-line-through-style="none" style:text-underline-style="none" style:text-blinking="false" fo:background-color="transparent"/>
    </style:style>
    <style:style style:name="T2" style:family="text">
      <style:text-properties fo:color="#3ba0f3" style:text-line-through-style="none" style:text-underline-style="none" style:text-blinking="false" fo:background-color="transparent"/>
    </style:style>
    <style:style style:name="T3" style:family="text">
      <style:text-properties fo:font-variant="normal" fo:text-transform="none" fo:color="#000000" style:font-name="Helvetica Neue" fo:font-size="10.5pt" fo:letter-spacing="normal" fo:font-style="normal" fo:font-weight="normal"/>
    </style:style>
    <style:style style:name="T4" style:family="text">
      <style:text-properties fo:font-variant="normal" fo:text-transform="none" fo:color="#000000" style:font-name="Helvetica Neue" fo:font-size="10.5pt" fo:letter-spacing="normal" fo:font-style="normal" fo:font-weight="normal" fo:background-color="#ff3333"/>
    </style:style>
    <style:style style:name="T5" style:family="text">
      <style:text-properties fo:font-variant="normal" fo:text-transform="none" fo:color="#000000" style:text-line-through-style="none" style:font-name="Helvetica Neue" fo:font-size="10.5pt" fo:letter-spacing="normal" fo:font-style="normal" style:text-underline-style="none" fo:font-weight="normal" style:text-blinking="false" fo:background-color="transparent"/>
    </style:style>
    <style:style style:name="T6" style:family="text">
      <style:text-properties fo:font-variant="normal" fo:text-transform="none" fo:color="#3ba0f3" style:text-line-through-style="none" style:font-name="Helvetica Neue" fo:font-size="10.5pt" fo:letter-spacing="normal" fo:font-style="normal" style:text-underline-style="none" fo:font-weight="normal" style:text-blinking="false"/>
    </style:style>
    <style:style style:name="T7" style:family="text">
      <style:text-properties fo:font-variant="normal" fo:text-transform="none" fo:color="#3ba0f3" style:text-line-through-style="none" style:font-name="Helvetica Neue" fo:font-size="10.5pt" fo:letter-spacing="normal" fo:font-style="normal" style:text-underline-style="none" fo:font-weight="normal" style:text-blinking="false" fo:background-color="transparent"/>
    </style:style>
    <style:style style:name="T8" style:family="text">
      <style:text-properties fo:font-variant="normal" fo:text-transform="none" fo:color="#3ba0f3" style:text-line-through-style="none" style:font-name="Helvetica Neue" fo:font-size="10.5pt" fo:letter-spacing="normal" fo:font-style="normal" style:text-underline-style="none" fo:font-weight="normal" style:text-blinking="false" fo:background-color="#ff3333"/>
    </style:style>
    <style:style style:name="T9" style:family="text">
      <style:text-properties fo:font-variant="normal" fo:text-transform="none" fo:color="#333333" style:font-name="Menlo" fo:font-size="9.75pt" fo:letter-spacing="normal" fo:font-style="normal" fo:font-weight="normal"/>
    </style:style>
    <style:style style:name="T10" style:family="text">
      <style:text-properties fo:font-variant="normal" fo:text-transform="none" fo:color="#333333" style:text-line-through-style="none" style:font-name="Menlo" fo:font-size="9.75pt" fo:letter-spacing="normal" fo:font-style="normal" style:text-underline-style="none" fo:font-weight="normal" style:text-blinking="false" fo:background-color="transparent"/>
    </style:style>
    <style:style style:name="T11" style:family="text">
      <style:text-properties style:text-position="super 58%"/>
    </style:style>
    <style:style style:name="T12" style:family="text">
      <style:text-properties fo:font-size="7.5pt"/>
    </style:style>
    <style:style style:name="fr1" style:family="graphic" style:parent-style-name="OLE">
      <style:graphic-properties style:horizontal-pos="center" style:horizontal-rel="paragraph" draw:ole-draw-aspect="1"/>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4">Exercise 1: nslookup</text:h>
      <text:p text:style-name="P29">Use the nslookup command from the "Tools of the Trade" and answer the following questions:</text:p>
      <text:list xml:id="list6944140096120959746" text:style-name="L1">
        <text:list-header>
          <text:p text:style-name="P22"><text:span text:style-name="T4">Which is the IP address of the Google site ( </text:span><text:a xlink:type="simple" xlink:href="http://www.google.com/" text:style-name="Internet_20_link" text:visited-style-name="Visited_20_Internet_20_Link"><text:span text:style-name="T8">www.google.com </text:span></text:a><text:span text:style-name="T4">)? In your opinion, what is the reason of having several IP addresses as an output?</text:span></text:p>
        </text:list-header>
      </text:list>
      <text:p text:style-name="P9"><text:tab/></text:p>
      <text:p text:style-name="P9"/>
      <text:p text:style-name="P14"><text:tab/><text:span text:style-name="T9">Non-authoritative answer: </text:span></text:p>
      <text:p text:style-name="P14"><text:span text:style-name="T3"><text:tab/></text:span><text:span text:style-name="T9">Name:<text:tab/>www.google.com</text:span></text:p>
      <text:p text:style-name="P12"><text:tab/>Address: 216.58.196.132 </text:p>
      <text:p text:style-name="P12"/>
      <text:p text:style-name="P9"><text:tab/>The reason of having several IP addresses as an output maybe the sites might be <text:tab/>run on different servers and each server has different IP addresses.</text:p>
      <text:p text:style-name="P9"/>
      <text:p text:style-name="P9"/>
      <text:list xml:id="list580276076" text:continue-numbering="true" text:style-name="L1">
        <text:list-item>
          <text:p text:style-name="P24">Find out name of the IP address 127.0.0.1. What is special about this IP address?</text:p>
        </text:list-item>
      </text:list>
      <text:p text:style-name="P14"><text:tab/><text:span text:style-name="T9">Server:<text:tab/><text:tab/>129.94.208.3 </text:span></text:p>
      <text:p text:style-name="P12"><text:tab/>Address:<text:tab/>129.94.208.3#53 </text:p>
      <text:p text:style-name="P12"><text:tab/>1.0.0.127.in-addr.arpa<text:tab/>name = localhost. </text:p>
      <text:p text:style-name="Standard"/>
      <text:p text:style-name="P5"><text:tab/>The name of <text:s/>the IP address 127.0.0.1 is localhost. It is the loopback address used in almost <text:tab/>all cases.</text:p>
      <text:p text:style-name="P4"><text:tab/></text:p>
      <text:p text:style-name="P4"/>
      <text:p text:style-name="P4"/>
      <text:p text:style-name="P4"/>
      <text:p text:style-name="P4"/>
      <text:p text:style-name="P4"/>
      <text:p text:style-name="P4"/>
      <text:p text:style-name="P4"/>
      <text:p text:style-name="P4"/>
      <text:p text:style-name="P4"/>
      <text:p text:style-name="P4"/>
      <text:h text:style-name="P18" text:outline-level="4"><text:soft-page-break/>Exercise 2: Use ping to test host reachability </text:h>
      <text:p text:style-name="P4"/>
      <table:table table:name="Table1" table:style-name="Table1">
        <table:table-column table:style-name="Table1.A" table:number-columns-repeated="3"/>
        <table:table-row>
          <table:table-cell table:style-name="Table1.A1" office:value-type="string">
            <text:p text:style-name="P1">Host Name</text:p>
          </table:table-cell>
          <table:table-cell table:style-name="Table1.A1" office:value-type="string">
            <text:p text:style-name="P1">Reachability</text:p>
          </table:table-cell>
          <table:table-cell table:style-name="Table1.C1" office:value-type="string">
            <text:p text:style-name="P1">Reason</text:p>
          </table:table-cell>
        </table:table-row>
        <table:table-row>
          <table:table-cell table:style-name="Table1.A2" office:value-type="string">
            <text:p text:style-name="P15"><text:a xlink:type="simple" xlink:href="http://www.cse.unsw.edu.au/" text:style-name="Internet_20_link" text:visited-style-name="Visited_20_Internet_20_Link"><text:span text:style-name="T7">www.cse.unsw.edu.au</text:span></text:a></text:p>
          </table:table-cell>
          <table:table-cell table:style-name="Table1.A2" office:value-type="string">
            <text:p text:style-name="P1">Yes</text:p>
          </table:table-cell>
          <table:table-cell table:style-name="Table1.C2" office:value-type="string">
            <text:p text:style-name="P1"/>
          </table:table-cell>
        </table:table-row>
        <table:table-row>
          <table:table-cell table:style-name="Table1.A2" office:value-type="string">
            <text:p text:style-name="P15"><text:a xlink:type="simple" xlink:href="http://www.getfittest.com.au/" text:style-name="Internet_20_link" text:visited-style-name="Visited_20_Internet_20_Link"><text:span text:style-name="T7">www.getfittest.com.au</text:span></text:a></text:p>
          </table:table-cell>
          <table:table-cell table:style-name="Table1.A2" office:value-type="string">
            <text:p text:style-name="P1">No</text:p>
          </table:table-cell>
          <table:table-cell table:style-name="Table1.C2" office:value-type="string">
            <text:p text:style-name="P2">DNS address could not be found</text:p>
          </table:table-cell>
        </table:table-row>
        <table:table-row>
          <table:table-cell table:style-name="Table1.A2" office:value-type="string">
            <text:p text:style-name="P15"><text:a xlink:type="simple" xlink:href="http://www.mit.edu/" text:style-name="Internet_20_link" text:visited-style-name="Visited_20_Internet_20_Link"><text:span text:style-name="T7">www.mit.edu</text:span></text:a></text:p>
          </table:table-cell>
          <table:table-cell table:style-name="Table1.A2" office:value-type="string">
            <text:p text:style-name="P1">Yes</text:p>
          </table:table-cell>
          <table:table-cell table:style-name="Table1.C2" office:value-type="string">
            <text:p text:style-name="P1"/>
          </table:table-cell>
        </table:table-row>
        <table:table-row>
          <table:table-cell table:style-name="Table1.A2" office:value-type="string">
            <text:p text:style-name="P15"><text:a xlink:type="simple" xlink:href="http://www.intel.com.au/" text:style-name="Internet_20_link" text:visited-style-name="Visited_20_Internet_20_Link"><text:span text:style-name="T7">www.intel.com.au</text:span></text:a></text:p>
          </table:table-cell>
          <table:table-cell table:style-name="Table1.A2" office:value-type="string">
            <text:p text:style-name="P1">Yes</text:p>
          </table:table-cell>
          <table:table-cell table:style-name="Table1.C2" office:value-type="string">
            <text:p text:style-name="P1"/>
          </table:table-cell>
        </table:table-row>
        <table:table-row>
          <table:table-cell table:style-name="Table1.A2" office:value-type="string">
            <text:p text:style-name="P15"><text:a xlink:type="simple" xlink:href="http://www.tpg.com.au/" text:style-name="Internet_20_link" text:visited-style-name="Visited_20_Internet_20_Link"><text:span text:style-name="T7">www.tpg.com.au</text:span></text:a></text:p>
          </table:table-cell>
          <table:table-cell table:style-name="Table1.A2" office:value-type="string">
            <text:p text:style-name="P1">Yes</text:p>
          </table:table-cell>
          <table:table-cell table:style-name="Table1.C2" office:value-type="string">
            <text:p text:style-name="P1"/>
          </table:table-cell>
        </table:table-row>
        <table:table-row>
          <table:table-cell table:style-name="Table1.A2" office:value-type="string">
            <text:p text:style-name="P15"><text:a xlink:type="simple" xlink:href="http://www.hola.hp/" text:style-name="Internet_20_link" text:visited-style-name="Visited_20_Internet_20_Link"><text:span text:style-name="T7">www.hola.hp</text:span></text:a></text:p>
          </table:table-cell>
          <table:table-cell table:style-name="Table1.A2" office:value-type="string">
            <text:p text:style-name="P1"/>
          </table:table-cell>
          <table:table-cell table:style-name="Table1.C2" office:value-type="string">
            <text:p text:style-name="P1">DNS address could not be found</text:p>
          </table:table-cell>
        </table:table-row>
        <table:table-row>
          <table:table-cell table:style-name="Table1.A2" office:value-type="string">
            <text:p text:style-name="P15"><text:a xlink:type="simple" xlink:href="http://www.amazon.com/" text:style-name="Internet_20_link" text:visited-style-name="Visited_20_Internet_20_Link"><text:span text:style-name="T7">www.amazon.com</text:span></text:a></text:p>
          </table:table-cell>
          <table:table-cell table:style-name="Table1.A2" office:value-type="string">
            <text:p text:style-name="P1">Yes</text:p>
          </table:table-cell>
          <table:table-cell table:style-name="Table1.C2" office:value-type="string">
            <text:p text:style-name="P1"/>
          </table:table-cell>
        </table:table-row>
        <table:table-row>
          <table:table-cell table:style-name="Table1.A2" office:value-type="string">
            <text:p text:style-name="P15"><text:a xlink:type="simple" xlink:href="http://www.tsinghua.edu.cn/" text:style-name="Internet_20_link" text:visited-style-name="Visited_20_Internet_20_Link"><text:span text:style-name="T7">www.tsinghua.edu.cn</text:span></text:a></text:p>
          </table:table-cell>
          <table:table-cell table:style-name="Table1.A2" office:value-type="string">
            <text:p text:style-name="P1">Yes</text:p>
          </table:table-cell>
          <table:table-cell table:style-name="Table1.C2" office:value-type="string">
            <text:p text:style-name="P1"/>
          </table:table-cell>
        </table:table-row>
        <table:table-row>
          <table:table-cell table:style-name="Table1.A2" office:value-type="string">
            <text:p text:style-name="P15"><text:a xlink:type="simple" xlink:href="http://www.kremlin.ru/" text:style-name="Internet_20_link" text:visited-style-name="Visited_20_Internet_20_Link"><text:span text:style-name="T7">www.kremlin.ru</text:span></text:a></text:p>
          </table:table-cell>
          <table:table-cell table:style-name="Table1.A2" office:value-type="string">
            <text:p text:style-name="P1">No</text:p>
          </table:table-cell>
          <table:table-cell table:style-name="Table1.C2" office:value-type="string">
            <text:p text:style-name="P1">The firewall of the target prevent ICMP protocol message to reach the target.</text:p>
          </table:table-cell>
        </table:table-row>
        <table:table-row>
          <table:table-cell table:style-name="Table1.A2" office:value-type="string">
            <text:p text:style-name="P15"><text:a xlink:type="simple" xlink:href="https://webcms3.cse.unsw.edu.au/COMP3331/18s2/resources/8.8.8.8" text:style-name="Internet_20_link" text:visited-style-name="Visited_20_Internet_20_Link"><text:span text:style-name="T7">8.8.8.8</text:span></text:a></text:p>
          </table:table-cell>
          <table:table-cell table:style-name="Table1.A2" office:value-type="string">
            <text:p text:style-name="P1">Yes</text:p>
          </table:table-cell>
          <table:table-cell table:style-name="Table1.C2" office:value-type="string">
            <text:p text:style-name="P1"/>
          </table:table-cell>
        </table:table-row>
      </table:table>
      <text:p text:style-name="P4"/>
      <text:p text:style-name="P5"><text:tab/></text:p>
      <text:p text:style-name="P11"/>
      <text:p text:style-name="Text_20_body"><text:line-break/></text:p>
      <text:h text:style-name="P19" text:outline-level="4">Exercise 3: Use traceroute to understand network topology</text:h>
      <text:p text:style-name="P5"><text:span text:style-name="Emphasis"><text:span text:style-name="T4">Note: Include all traceroute outputs in your report.</text:span></text:span></text:p>
      <text:list xml:id="list5816404899538814889" text:style-name="L2">
        <text:list-header>
          <text:p text:style-name="P23"><text:span text:style-name="T4">1.Run traceroute on your machine to </text:span><text:a xlink:type="simple" xlink:href="http://www.columbia.edu/" text:style-name="Internet_20_link" text:visited-style-name="Visited_20_Internet_20_Link"><text:span text:style-name="T8">www.columbia.edu </text:span></text:a><text:span text:style-name="T4">. How many routers are there between your workstation and</text:span><text:a xlink:type="simple" xlink:href="http://www.columbia.edu/" text:style-name="Internet_20_link" text:visited-style-name="Visited_20_Internet_20_Link"><text:span text:style-name="T8">www.columbia.edu </text:span></text:a><text:span text:style-name="T4">? How many routers along the path are part of the UNSW network? Between which two routers do packets cross the Pacific Ocean? Hint: compare the round trip times from your machine to the routers using ping.</text:span></text:p>
        </text:list-header>
      </text:list>
      <text:p text:style-name="P9"><text:tab/></text:p>
      <text:p text:style-name="P12">z5092212@tabla17:~/Desktop/cs3331$ traceroute www.columbia.edu </text:p>
      <text:p text:style-name="P12">traceroute to www.columbia.edu (128.59.105.24), 30 hops max, 60 byte packets </text:p>
      <text:p text:style-name="P12"><text:s/>1 <text:s/>cserouter1-trusted.cse.unsw.EDU.AU (129.94.208.251) <text:s/>0.218 ms <text:s/>0.178 ms <text:s/>0.147 ms </text:p>
      <text:p text:style-name="P12"><text:s/>2 <text:s/>129.94.39.17 (129.94.39.17) <text:s/>1.092 ms <text:s/>1.098 ms <text:s/>1.012 ms </text:p>
      <text:p text:style-name="P12"><text:s/>3 <text:s/>ombudnex1-vl-3154.gw.unsw.edu.au (149.171.253.35) <text:s/>1.954 ms libudnex1-vl-3154.gw.unsw.edu.au (149.171.253.34) <text:s/>1.673 ms ombudnex1-vl-3154.gw.unsw.edu.au (149.171.253.35) <text:s/>1.953 ms </text:p>
      <text:p text:style-name="P12"><text:soft-page-break/><text:s/>4 <text:s/>libcr1-po-6.gw.unsw.edu.au (149.171.255.201) <text:s/>1.247 ms libcr1-po-5.gw.unsw.edu.au (149.171.255.165) <text:s/>1.231 ms ombcr1-po-5.gw.unsw.edu.au (149.171.255.197) <text:s/>1.252 ms </text:p>
      <text:p text:style-name="P12"><text:s/>5 <text:s/>unswbr1-te-1-9.gw.unsw.edu.au (149.171.255.101) <text:s/>1.280 ms <text:s/>1.259 ms <text:s/>1.287 ms </text:p>
      <text:p text:style-name="P12"><text:s/>6 <text:s/>138.44.5.0 (138.44.5.0) <text:s/>1.455 ms <text:s/>1.469 ms <text:s/>1.423 ms </text:p>
      <text:p text:style-name="P12"><text:s/>7 <text:s/>et-1-3-0.pe1.sxt.bkvl.nsw.aarnet.net.au (113.197.15.149) <text:s/>2.215 ms <text:s/>2.500 ms <text:s/>2.422 ms </text:p>
      <text:p text:style-name="P12"><text:s/>8 <text:s/>et-0-0-0.pe1.a.hnl.aarnet.net.au (113.197.15.99) <text:s/>95.628 ms <text:s/>95.619 ms <text:s/>95.578 ms </text:p>
      <text:p text:style-name="P12"><text:s/>9 <text:s/>et-2-1-0.bdr1.a.sea.aarnet.net.au (113.197.15.201) <text:s/>146.710 ms <text:s/>146.641 ms <text:s/>146.661 ms </text:p>
      <text:p text:style-name="P12">10 <text:s/>abilene-1-lo-jmb-706.sttlwa.pacificwave.net (207.231.240.8) <text:s/>146.639 ms <text:s/>146.624 ms <text:s/>146.589 ms </text:p>
      <text:p text:style-name="P12">11 <text:s/>et-4-0-0.4079.rtsw.miss2.net.internet2.edu (162.252.70.0) <text:s/>157.474 ms <text:s/>157.409 ms <text:s/>157.426 ms </text:p>
      <text:p text:style-name="P12">12 <text:s/>et-4-0-0.4079.rtsw.minn.net.internet2.edu (162.252.70.58) <text:s/>180.500 ms <text:s/>180.511 ms <text:s/>180.505 ms </text:p>
      <text:p text:style-name="P12">13 <text:s/>et-1-1-2.4079.rtsw.eqch.net.internet2.edu (162.252.70.106) <text:s/>188.294 ms <text:s/>188.836 ms <text:s/>188.816 ms </text:p>
      <text:p text:style-name="P12">14 <text:s/>ae-1.4079.rtsw.clev.net.internet2.edu (162.252.70.130) <text:s/>197.263 ms <text:s/>197.247 ms <text:s/>197.231 ms </text:p>
      <text:p text:style-name="P12">15 <text:s/>buf-9208-I2-CLEV.nysernet.net (199.109.11.33) <text:s/>201.526 ms <text:s/>201.461 ms <text:s/>201.477 ms </text:p>
      <text:p text:style-name="P12">16 <text:s/>syr-9208-buf-9208.nysernet.net (199.109.7.193) <text:s/>205.313 ms <text:s/>205.430 ms <text:s/>205.404 ms </text:p>
      <text:p text:style-name="P12">17 <text:s/>nyc-9208-syr-9208.nysernet.net (199.109.7.162) <text:s/>210.768 ms <text:s/>210.647 ms <text:s/>210.601 ms </text:p>
      <text:p text:style-name="P12">18 <text:s/>columbia.nyc-9208.nysernet.net (199.109.4.14) <text:s/>210.476 ms <text:s/>210.491 ms <text:s/>210.543 ms </text:p>
      <text:p text:style-name="P12">19 <text:s/>nyser111-gw-1-x-nyser32-gw-1.net.columbia.edu (128.59.255.10) <text:s/>493.051 ms <text:s/>483.492 ms <text:s/>432.811 ms </text:p>
      <text:p text:style-name="P12">20 <text:s/>phi-core-1-x-nyser111-gw-1.net.columbia.edu (128.59.255.13) <text:s/>210.847 ms <text:s/>210.755 ms <text:s/>210.659 ms </text:p>
      <text:p text:style-name="P12">21 <text:s/>cc-conc-1-x-phi-core-1.net.columbia.edu (128.59.255.214) <text:s/>210.754 ms <text:s/>210.809 ms <text:s/>210.986 ms </text:p>
      <text:p text:style-name="P12">22 <text:s/>neurotheory.columbia.edu (128.59.105.24) <text:s/>210.949 ms <text:s/>211.047 ms <text:s/>211.044 ms </text:p>
      <text:p text:style-name="P12"/>
      <text:p text:style-name="P9"/>
      <text:p text:style-name="P8"><text:span text:style-name="T3">There are 22 routers between my workstation and </text:span><text:a xlink:type="simple" xlink:href="http://www.columbia.com/" text:style-name="Internet_20_link" text:visited-style-name="Visited_20_Internet_20_Link">www.columbia.com</text:a><text:span text:style-name="T3"> .</text:span></text:p>
      <text:p text:style-name="P9">UNSW network: <text:s/>from the 1<text:span text:style-name="T11">st</text:span> to the 5<text:span text:style-name="T11">th</text:span> routers are belong to UNSW. So there are 5 of them.</text:p>
      <text:p text:style-name="P9">The routers that cross the pacific ocean might be the 7<text:span text:style-name="T11">th</text:span> router:</text:p>
      <text:p text:style-name="P12"><text:soft-page-break/>7 <text:s/>et-1-3-0.pe1.sxt.bkvl.nsw.aarnet.net.au (113.197.15.149) </text:p>
      <text:p text:style-name="P9"><text:s/>and the 9<text:span text:style-name="T11">th</text:span> router: </text:p>
      <text:p text:style-name="P12">9 <text:s/>et-2-1-0.bdr1.a.sea.aarnet.net.au (113.197.15.201) <text:s/></text:p>
      <text:p text:style-name="P9">since the ping time dramatically increased in the total time.</text:p>
      <text:list xml:id="list718666995" text:continue-numbering="true" text:style-name="L2">
        <text:list-header>
          <text:p text:style-name="P23"><text:span text:style-name="T4">2.Run traceroute from your machine to the following destinations: (i) </text:span><text:a xlink:type="simple" xlink:href="http://www.ucla.edu/" text:style-name="Internet_20_link" text:visited-style-name="Visited_20_Internet_20_Link"><text:span text:style-name="T8">www.ucla.edu </text:span></text:a><text:span text:style-name="T4">(ii) </text:span><text:a xlink:type="simple" xlink:href="http://www.u-tokyo.ac.jp/" text:style-name="Internet_20_link" text:visited-style-name="Visited_20_Internet_20_Link"><text:span text:style-name="T8">www.u-tokyo.ac.jp </text:span></text:a><text:span text:style-name="T4">and (iii)</text:span><text:a xlink:type="simple" xlink:href="http://www.lancaster.ac.uk/" text:style-name="Internet_20_link" text:visited-style-name="Visited_20_Internet_20_Link"><text:span text:style-name="T8">www.lancaster.ac.uk </text:span></text:a><text:span text:style-name="T4">. At which router do the paths from your machine to these three destinations diverge? Find out further details about this router. (HINT: You can find out more about a router by running the whois command: whois router-IP-address). Is the number of hops on each path proportional the physical distance? HINT: You can find out geographical location of a server using the following tool - </text:span><text:a xlink:type="simple" xlink:href="http://www.yougetsignal.com/tools/network-location/" text:style-name="Internet_20_link" text:visited-style-name="Visited_20_Internet_20_Link"><text:span text:style-name="T8">http://www.yougetsignal.com/tools/network-location/</text:span></text:a></text:p>
        </text:list-header>
      </text:list>
      <text:p text:style-name="P11"/>
      <text:p text:style-name="P9"><text:span text:style-name="T1">tracing to </text:span><text:a xlink:type="simple" xlink:href="http://www.ucla.edu/" text:style-name="Internet_20_link" text:visited-style-name="Visited_20_Internet_20_Link">www.ucla.edu</text:a><text:span text:style-name="T1"> :</text:span></text:p>
      <text:p text:style-name="P12">z5092212@tabla17:~/Desktop/cs3331$ traceroute www.ucla.edu </text:p>
      <text:p text:style-name="P12">traceroute to www.ucla.edu (164.67.228.152), 30 hops max, 60 byte packets </text:p>
      <text:p text:style-name="P12"><text:s/>1 <text:s/>cserouter1-trusted.cse.unsw.EDU.AU (129.94.208.251) <text:s/>0.213 ms <text:s/>0.175 ms <text:s/>0.150 ms </text:p>
      <text:p text:style-name="P12"><text:s/>2 <text:s/>129.94.39.17 (129.94.39.17) <text:s/>1.126 ms <text:s/>1.124 ms <text:s/>1.089 ms </text:p>
      <text:p text:style-name="P12"><text:s/>3 <text:s/>libudnex1-vl-3154.gw.unsw.edu.au (149.171.253.34) <text:s/>1.500 ms ombudnex1-vl-3154.gw.unsw.edu.au (149.171.253.35) <text:s/>3.112 ms <text:s/>3.201 ms </text:p>
      <text:p text:style-name="P12"><text:s/>4 <text:s/>libcr1-po-5.gw.unsw.edu.au (149.171.255.165) <text:s/>1.273 ms libcr1-po-6.gw.unsw.edu.au (149.171.255.201) <text:s/>1.268 ms ombcr1-po-6.gw.unsw.edu.au (149.171.255.169) <text:s/>1.235 ms </text:p>
      <text:p text:style-name="P12"><text:s/>5 <text:s/>unswbr1-te-1-9.gw.unsw.edu.au (149.171.255.101) <text:s/>1.311 ms <text:s/>1.293 ms <text:s/>1.268 ms </text:p>
      <text:p text:style-name="P12"><text:s/>6 <text:s/>138.44.5.0 (138.44.5.0) <text:s/>1.392 ms <text:s/>1.425 ms <text:s/>1.497 ms </text:p>
      <text:p text:style-name="P12"><text:s/>7 <text:s/>et-1-3-0.pe1.sxt.bkvl.nsw.aarnet.net.au (113.197.15.149) <text:s/>2.268 ms <text:s/>2.449 ms <text:s/>2.407 ms </text:p>
      <text:p text:style-name="P12"><text:s/>8 <text:s/>et-0-0-0.pe1.a.hnl.aarnet.net.au (113.197.15.99) <text:s/>95.475 ms <text:s/>95.341 ms <text:s/>95.315 ms </text:p>
      <text:p text:style-name="P12"><text:s/>9 <text:s/>et-2-1-0.bdr1.a.sea.aarnet.net.au (113.197.15.201) <text:s/>146.739 ms <text:s/>146.750 ms <text:s/>146.731 ms </text:p>
      <text:p text:style-name="P12">10 <text:s/>cenichpr-1-is-jmb-778.snvaca.pacificwave.net (207.231.245.129) <text:s/>163.391 ms <text:s/>163.406 ms <text:s/>163.371 ms </text:p>
      <text:p text:style-name="P12">11 <text:s/>hpr-lax-hpr3--svl-hpr3-100ge.cenic.net (137.164.25.73) <text:s/>171.363 ms <text:s/>171.304 ms <text:s/>171.159 ms </text:p>
      <text:p text:style-name="P12">12 <text:s/>* * * </text:p>
      <text:p text:style-name="P12">13 <text:s/>bd11f1.anderson--cr001.anderson.ucla.net (169.232.4.6) <text:s/>171.382 ms <text:s/>171.618 ms bd11f1.anderson--cr00f2.csb1.ucla.net (169.232.4.4) <text:s/>171.567 ms </text:p>
      <text:p text:style-name="P12"><text:soft-page-break/>14 <text:s/>cr00f1.anderson--dr00f2.csb1.ucla.net (169.232.4.55) <text:s/>171.465 ms <text:s/>171.545 ms cr00f2.csb1--dr00f2.csb1.ucla.net (169.232.4.53) <text:s/>171.528 ms</text:p>
      <text:p text:style-name="P8"><text:span text:style-name="T5">tracing to  </text:span><text:a xlink:type="simple" xlink:href="http://www.u-tokyo.ac.jp/" text:style-name="Internet_20_link" text:visited-style-name="Visited_20_Internet_20_Link">www.u-tokyo.ac.jp </text:a><text:span text:style-name="T5">:</text:span></text:p>
      <text:p text:style-name="P10"/>
      <text:p text:style-name="P13">z5092212@tabla17:~/Desktop/cs3331$ traceroute www.u-tokyo.ac.jp </text:p>
      <text:p text:style-name="P13">traceroute to www.u-tokyo.ac.jp (210.152.243.234), 30 hops max, 60 byte packets </text:p>
      <text:p text:style-name="P13"><text:s/>1 <text:s/>cserouter1-trusted.cse.unsw.EDU.AU (129.94.208.251) <text:s/>0.218 ms <text:s/>0.177 ms <text:s/>0.150 ms </text:p>
      <text:p text:style-name="P13"><text:s/>2 <text:s/>129.94.39.17 (129.94.39.17) <text:s/>1.202 ms <text:s/>1.210 ms <text:s/>1.189 ms </text:p>
      <text:p text:style-name="P13"><text:s/>3 <text:s/>ombudnex1-vl-3154.gw.unsw.edu.au (149.171.253.35) <text:s/>1.562 ms libudnex1-vl-3154.gw.unsw.edu.au (149.171.253.34) <text:s/>1.446 ms ombudnex1-vl-3154.gw.unsw.edu.au (149.171.253.35) <text:s/>1.565 ms </text:p>
      <text:p text:style-name="P13"><text:s/>4 <text:s/>libcr1-po-6.gw.unsw.edu.au (149.171.255.201) <text:s/>1.367 ms <text:s/>1.390 ms libcr1-po-5.gw.unsw.edu.au (149.171.255.165) <text:s/>1.367 ms </text:p>
      <text:p text:style-name="P13"><text:s/>5 <text:s/>unswbr1-te-1-9.gw.unsw.edu.au (149.171.255.101) <text:s/>1.391 ms <text:s/>1.427 ms <text:s/>1.401 ms </text:p>
      <text:p text:style-name="P13"><text:s/>6 <text:s/>138.44.5.0 (138.44.5.0) <text:s/>1.419 ms <text:s/>1.385 ms <text:s/>1.415 ms </text:p>
      <text:p text:style-name="P13"><text:s/>7 <text:s/>et-0-3-0.pe1.bkvl.nsw.aarnet.net.au (113.197.15.147) <text:s/>1.923 ms <text:s/>2.058 ms <text:s/>2.021 ms </text:p>
      <text:p text:style-name="P13"><text:s/>8 <text:s/>ge-4_0_0.bb1.a.pao.aarnet.net.au (202.158.194.177) <text:s/>156.420 ms <text:s/>157.372 ms <text:s/>157.357 ms </text:p>
      <text:p text:style-name="P13"><text:s/>9 <text:s/>paloalto0.iij.net (198.32.176.24) <text:s/>158.162 ms <text:s/>158.051 ms <text:s/>158.097 ms </text:p>
      <text:p text:style-name="P13">10 <text:s/>osk004bb00.IIJ.Net (58.138.88.185) <text:s/>289.237 ms <text:s/>289.372 ms <text:s/>289.525 ms </text:p>
      <text:p text:style-name="P13">11 <text:s/>osk004ix51.IIJ.Net (58.138.106.126) <text:s/>288.961 ms osk004ix51.IIJ.Net (58.138.106.130) <text:s/>271.131 ms osk004ix51.IIJ.Net (58.138.106.126) <text:s/>288.912 ms </text:p>
      <text:p text:style-name="P13">12 <text:s/>210.130.135.130 (210.130.135.130) <text:s/>288.897 ms <text:s/>280.006 ms <text:s/>288.771 ms </text:p>
      <text:p text:style-name="P13">13 <text:s/>124.83.228.78 (124.83.228.78) <text:s/>288.686 ms <text:s/>288.907 ms <text:s/>280.088 ms </text:p>
      <text:p text:style-name="P13">14 <text:s/>124.83.252.250 (124.83.252.250) <text:s/>295.406 ms <text:s/>295.246 ms <text:s/>286.516 ms </text:p>
      <text:p text:style-name="P13">15 <text:s/>158.205.134.26 (158.205.134.26) <text:s/>286.429 ms <text:s/>295.359 ms <text:s/>286.403 ms </text:p>
      <text:p text:style-name="P8"><text:span text:style-name="T5">tracing to </text:span><text:a xlink:type="simple" xlink:href="http://www.lancaster.ac.uk/" text:style-name="Internet_20_link" text:visited-style-name="Visited_20_Internet_20_Link"><text:span text:style-name="T7">www.lancaster.ac.uk </text:span></text:a><text:span text:style-name="T5">:</text:span></text:p>
      <text:p text:style-name="P13">z5092212@tabla17:~/Desktop/cs3331$ traceroute www.lancaster.au.uk </text:p>
      <text:p text:style-name="P13">traceroute to www.lancaster.au.uk (185.53.179.6), 30 hops max, 60 byte packets </text:p>
      <text:p text:style-name="P13"><text:s/>1 <text:s/>cserouter1-trusted.cse.unsw.EDU.AU (129.94.208.251) <text:s/>0.224 ms <text:s/>0.155 ms <text:s/>0.123 ms </text:p>
      <text:p text:style-name="P13"><text:s/>2 <text:s/>129.94.39.17 (129.94.39.17) <text:s/>1.102 ms <text:s/>1.102 ms <text:s/>1.017 ms </text:p>
      <text:p text:style-name="P13"><text:soft-page-break/><text:s/>3 <text:s/>ombudnex1-vl-3154.gw.unsw.edu.au (149.171.253.35) <text:s/>1.564 ms libudnex1-vl-3154.gw.unsw.edu.au (149.171.253.34) <text:s/>1.651 ms ombudnex1-vl-3154.gw.unsw.edu.au (149.171.253.35) <text:s/>1.843 ms </text:p>
      <text:p text:style-name="P13"><text:s/>4 <text:s/>libcr1-po-6.gw.unsw.edu.au (149.171.255.201) <text:s/>1.242 ms ombcr1-po-5.gw.unsw.edu.au (149.171.255.197) <text:s/>1.308 ms ombcr1-po-6.gw.unsw.edu.au (149.171.255.169) <text:s/>1.341 ms </text:p>
      <text:p text:style-name="P13"><text:s/>5 <text:s/>unswbr1-te-1-9.gw.unsw.edu.au (149.171.255.101) <text:s/>1.258 ms unswbr1-te-2-13.gw.unsw.edu.au (149.171.255.105) <text:s/>1.352 ms <text:s/>1.329 ms </text:p>
      <text:p text:style-name="P13"><text:s/>6 <text:s/>138.44.5.0 (138.44.5.0) <text:s/>1.427 ms <text:s/>1.396 ms <text:s/>1.463 ms </text:p>
      <text:p text:style-name="P13"><text:s/>7 <text:s/>et-0-3-0.pe1.bkvl.nsw.aarnet.net.au (113.197.15.147) <text:s/>1.890 ms <text:s/>2.002 ms <text:s/>1.959 ms </text:p>
      <text:p text:style-name="P13"><text:s/>8 <text:s/>xe-0-2-5.bdr1.b.sea.aarnet.net.au (202.158.194.121) <text:s/>143.958 ms <text:s/>143.953 ms <text:s/>143.917 ms </text:p>
      <text:p text:style-name="P13"><text:s/>9 <text:s/>xe-0-0-23-2.a01.sttlwa01.us.bb.gin.ntt.net (198.104.202.61) <text:s/>152.238 ms <text:s/>152.173 ms <text:s/>152.188 ms </text:p>
      <text:p text:style-name="P13">10 <text:s/>be3048.ccr21.sea02.atlas.cogentco.com (154.54.11.9) <text:s/>144.200 ms <text:s/>144.110 ms <text:s/>144.135 ms </text:p>
      <text:p text:style-name="P13">11 <text:s/>be2085.ccr21.slc01.atlas.cogentco.com (154.54.2.198) <text:s/>165.334 ms <text:s/>165.335 ms <text:s/>165.314 ms </text:p>
      <text:p text:style-name="P13">12 <text:s/>be3037.ccr21.den01.atlas.cogentco.com (154.54.41.146) <text:s/>185.623 ms be3038.ccr22.den01.atlas.cogentco.com (154.54.42.98) <text:s/>186.005 ms <text:s/>185.977 ms </text:p>
      <text:p text:style-name="P13">13 <text:s/>be3035.ccr21.mci01.atlas.cogentco.com (154.54.5.90) <text:s/>185.915 ms be3036.ccr22.mci01.atlas.cogentco.com (154.54.31.90) <text:s/>186.041 ms be3035.ccr21.mci01.atlas.cogentco.com (154.54.5.90) <text:s/>185.957 ms </text:p>
      <text:p text:style-name="P13">14 <text:s/>be2832.ccr42.ord01.atlas.cogentco.com (154.54.44.170) <text:s/>207.102 ms be2831.ccr41.ord01.atlas.cogentco.com (154.54.42.166) <text:s/>207.037 ms be2832.ccr42.ord01.atlas.cogentco.com (154.54.44.170) <text:s/>207.028 ms </text:p>
      <text:p text:style-name="P13">15 <text:s/>be2717.ccr21.cle04.atlas.cogentco.com (154.54.6.222) <text:s/>214.605 ms be2718.ccr22.cle04.atlas.cogentco.com (154.54.7.130) <text:s/>214.610 ms <text:s/>214.579 ms </text:p>
      <text:p text:style-name="P13">16 <text:s/>be2994.ccr32.yyz02.atlas.cogentco.com (154.54.31.234) <text:s/>221.620 ms <text:s/>221.411 ms <text:s/>221.331 ms </text:p>
      <text:p text:style-name="P13">17 <text:s/>be3260.ccr22.ymq01.atlas.cogentco.com (154.54.42.90) <text:s/>222.518 ms be3259.ccr21.ymq01.atlas.cogentco.com (154.54.41.206) <text:s/>222.984 ms <text:s/>222.986 ms </text:p>
      <text:p text:style-name="P13">18 <text:s/>be3043.ccr22.lpl01.atlas.cogentco.com (154.54.44.165) <text:s/>291.978 ms <text:s/>292.263 ms be3042.ccr21.lpl01.atlas.cogentco.com (154.54.44.161) <text:s/>293.042 ms </text:p>
      <text:p text:style-name="P13">19 <text:s/>be2183.ccr42.ams03.atlas.cogentco.com (154.54.58.70) <text:s/>295.314 ms be2182.ccr41.ams03.atlas.cogentco.com (154.54.77.245) <text:s/>298.752 ms be2183.ccr42.ams03.atlas.cogentco.com (154.54.58.70) <text:s/>294.858 ms </text:p>
      <text:p text:style-name="P13"><text:soft-page-break/>20 <text:s/>be2813.ccr41.fra03.atlas.cogentco.com (130.117.0.122) <text:s/>302.633 ms <text:s/>303.558 ms <text:s/>303.107 ms </text:p>
      <text:p text:style-name="P13">21 <text:s/>be2960.ccr22.muc03.atlas.cogentco.com (154.54.36.254) <text:s/>308.379 ms <text:s/>308.753 ms <text:s/>308.109 ms </text:p>
      <text:p text:style-name="P13">22 <text:s/>te0-0-0-2.agr11.muc03.atlas.cogentco.com (154.54.56.206) <text:s/>308.732 ms te0-0-1-2.agr12.muc03.atlas.cogentco.com (154.54.56.230) <text:s/>308.767 ms te0-0-1-2.agr11.muc03.atlas.cogentco.com (154.54.56.226) <text:s/>308.161 ms </text:p>
      <text:p text:style-name="P13">23 <text:s/>te0-0-2-3.nr11.b015933-1.muc03.atlas.cogentco.com (154.25.6.162) <text:s/>307.733 ms <text:s/>307.664 ms te0-0-2-1.nr11.b015933-1.muc03.atlas.cogentco.com (154.25.8.22) <text:s/>308.776 ms </text:p>
      <text:p text:style-name="P13"/>
      <text:p text:style-name="P13"/>
      <text:p text:style-name="P13"/>
      <text:p text:style-name="P10">They diverge at the router </text:p>
      <text:p text:style-name="P13"><text:s/>6 <text:s/>138.44.5.0 (138.44.5.0) <text:s/></text:p>
      <text:p text:style-name="P10"/>
      <text:p text:style-name="P10">The number of hops on each path is not proportional the physical distance.</text:p>
      <text:p text:style-name="P10"/>
      <text:p text:style-name="P10"/>
      <text:p text:style-name="P10"/>
      <text:p text:style-name="P10"/>
      <text:p text:style-name="P11"/>
      <text:list xml:id="list2060221090" text:continue-numbering="true" text:style-name="L2">
        <text:list-header>
          <text:p text:style-name="P23"><text:span text:style-name="T4">3.Several servers distributed around the world provide a web interface from which you can perform a traceroute to any other host in the Internet. Here are two examples: (i) </text:span><text:a xlink:type="simple" xlink:href="http://www.speedtest.com.sg/tr.php" text:style-name="Internet_20_link" text:visited-style-name="Visited_20_Internet_20_Link"><text:span text:style-name="T8">http://www.speedtest.com.sg/tr.php </text:span></text:a><text:span text:style-name="T4">and (ii) </text:span><text:a xlink:type="simple" xlink:href="https://www.telstra.net/cgi-bin/trace" text:style-name="Internet_20_link" text:visited-style-name="Visited_20_Internet_20_Link"><text:span text:style-name="T8">https://www.telstra.net/cgi-bin/trace </text:span></text:a><text:span text:style-name="T4">. Run traceroute from both these servers towards your machine and in the reverse direction (i.e. from your machine to these servers). You may also try other traceroute servers from the list at </text:span><text:a xlink:type="simple" xlink:href="http://www.traceroute.org/" text:style-name="Internet_20_link" text:visited-style-name="Visited_20_Internet_20_Link"><text:span text:style-name="T8">www.traceroute.org </text:span></text:a><text:span text:style-name="T4">. What are the IP addresses of the two servers that you have chosen. Does the reverse path go through the same routers as the forward path? If you observe common routers between the forward and the reverse path, do you also observe the same IP addresses? Why or why not?</text:span></text:p>
        </text:list-header>
      </text:list>
      <text:p text:style-name="Text_20_body"><text:line-break/><text:tab/>From <text:span text:style-name="T3"> </text:span><text:a xlink:type="simple" xlink:href="http://www.speedtest.com.sg/tr.php" text:style-name="Internet_20_link" text:visited-style-name="Visited_20_Internet_20_Link"><text:span text:style-name="T7">http://www.speedtest.com.sg/tr.php </text:span></text:a> <text:span text:style-name="T3">to my machine:</text:span></text:p>
      <text:p text:style-name="P16"/>
      <text:p text:style-name="P14"><text:span text:style-name="T3"><text:tab/><text:line-break/></text:span><text:span text:style-name="T10">Traceroute Result:</text:span></text:p>
      <text:p text:style-name="P13">traceroute to 129.94.209.117 (129.94.209.117), 30 hops max, 60 byte packets</text:p>
      <text:p text:style-name="P13"><text:s/>1 <text:s/>ge2-8.r01.sin01.ne.com.sg (202.150.221.169) <text:s/>0.159 ms <text:s/>0.196 ms <text:s/>0.207 ms</text:p>
      <text:p text:style-name="P13"><text:soft-page-break/><text:s/>2 <text:s/>10.11.33.38 (10.11.33.38) <text:s/>32.917 ms <text:s/>32.971 ms <text:s/>32.996 ms</text:p>
      <text:p text:style-name="P13"><text:s/>3 <text:s/>hutchcity3-10g.hkix.net (123.255.90.140) <text:s/>34.518 ms <text:s/>34.500 ms <text:s/>34.541 ms</text:p>
      <text:p text:style-name="P13"><text:s/>4 <text:s/>d1-42-238-143-118-on-nets.com (118.143.238.42) <text:s/>34.469 ms 218.189.5.42 (218.189.5.42) <text:s/>34.478 ms <text:s/>34.380 ms</text:p>
      <text:p text:style-name="P13"><text:s/>5 <text:s/>d1-26-224-143-118-on-nets.com (118.143.224.26) <text:s/>189.252 ms d1-2-224-143-118-on-nets.com (118.143.224.2) <text:s/>183.165 ms d1-18-224-143-118-on-nets.com (118.143.224.18) <text:s/>192.625 ms</text:p>
      <text:p text:style-name="P13"><text:s/>6 <text:s/>aarnet.as7575.any2ix.coresite.com (206.72.210.64) <text:s/>179.196 ms <text:s/>179.082 ms <text:s/>170.761 ms</text:p>
      <text:p text:style-name="P13"><text:s/>7 <text:s/>xe-0-0-3.pe1.tkpa.akl.aarnet.net.au (202.158.194.172) <text:s/>305.315 ms <text:s/>303.393 ms <text:s/>302.998 ms</text:p>
      <text:p text:style-name="P13"><text:s/>8 <text:s/>et-0-1-0.200.pe1.wnpa.akl.aarnet.net.au (113.197.15.68) <text:s/>304.481 ms <text:s/>296.607 ms <text:s/>303.238 ms</text:p>
      <text:p text:style-name="P13"><text:s/>9 <text:s/>xe-0-2-2-204.pe1.alxd.nsw.aarnet.net.au (113.197.15.182) <text:s/>324.491 ms <text:s/>324.427 ms <text:s/>333.202 ms</text:p>
      <text:p text:style-name="P13">10 <text:s/>et-8-1-0.pe1.brwy.nsw.aarnet.net.au (113.197.15.152) <text:s/>339.795 ms <text:s/>341.428 ms <text:s/>332.264 ms</text:p>
      <text:p text:style-name="P13">11 <text:s/>138.44.5.1 (138.44.5.1) <text:s/>325.953 ms <text:s/>317.678 ms <text:s/>317.460 ms</text:p>
      <text:p text:style-name="P13">12 <text:s/>ombcr1-te-1-5.gw.unsw.edu.au (149.171.255.106) <text:s/>328.103 ms <text:s/>498.898 ms <text:s/>326.329 ms</text:p>
      <text:p text:style-name="P13">13 <text:s/>libudnex1-po-2.gw.unsw.edu.au (149.171.255.198) <text:s/>395.949 ms <text:s/>395.568 ms <text:s/>395.299 ms</text:p>
      <text:p text:style-name="P13">14 <text:s/>ufw1-ae-1-3154.gw.unsw.edu.au (149.171.253.36) <text:s/>326.545 ms <text:s/>328.723 ms <text:s/>318.324 ms</text:p>
      <text:p text:style-name="P13">15 <text:s/>129.94.39.23 (129.94.39.23) <text:s/>327.098 ms <text:s/>327.167 ms <text:s/>327.102 ms</text:p>
      <text:p text:style-name="P9">In reverse direction( from my machine to  <text:a xlink:type="simple" xlink:href="http://www.speedtest.com.sg/tr.php" text:style-name="Internet_20_link" text:visited-style-name="Visited_20_Internet_20_Link"><text:span text:style-name="T2">http://www.speedtest.com.sg</text:span></text:a> ) :</text:p>
      <text:p text:style-name="P9"/>
      <text:p text:style-name="P9"/>
      <text:p text:style-name="P13">z5092212@tabla17:~/Desktop/cs3331$ traceroute www.speedtest.com.sg <text:s text:c="6"/></text:p>
      <text:p text:style-name="P13">traceroute to www.speedtest.com.sg (202.150.221.170), 30 hops max, 60 byte packets </text:p>
      <text:p text:style-name="P13"><text:s/>1 <text:s/>cserouter1-trusted.cse.unsw.EDU.AU (129.94.208.251) <text:s/>0.140 ms <text:s/>0.098 ms <text:s/>0.096 ms </text:p>
      <text:p text:style-name="P13"><text:s/>2 <text:s/>129.94.39.17 (129.94.39.17) <text:s/>1.094 ms <text:s/>1.122 ms <text:s/>1.059 ms </text:p>
      <text:p text:style-name="P13"><text:s/>3 <text:s/>libudnex1-vl-3154.gw.unsw.edu.au (149.171.253.34) <text:s/>1.847 ms <text:s/>1.826 ms ombudnex1-vl-3154.gw.unsw.edu.au (149.171.253.35) <text:s/>1.520 ms </text:p>
      <text:p text:style-name="P13"><text:s/>4 <text:s/>ombcr1-po-6.gw.unsw.edu.au (149.171.255.169) <text:s/>1.364 ms <text:s/>1.278 ms <text:s/>1.313 ms </text:p>
      <text:p text:style-name="P13"><text:soft-page-break/><text:s/>5 <text:s/>unswbr1-te-1-9.gw.unsw.edu.au (149.171.255.101) <text:s/>1.292 ms unswbr1-te-2-13.gw.unsw.edu.au (149.171.255.105) <text:s/>1.325 ms unswbr1-te-1-9.gw.unsw.edu.au (149.171.255.101) <text:s/>1.291 ms </text:p>
      <text:p text:style-name="P13"><text:s/>6 <text:s/>138.44.5.0 (138.44.5.0) <text:s/>1.460 ms <text:s/>1.480 ms <text:s/>1.451 ms </text:p>
      <text:p text:style-name="P13"><text:s/>7 <text:s/>et-0-3-0.pe1.alxd.nsw.aarnet.net.au (113.197.15.153) <text:s/>1.780 ms <text:s/>1.927 ms <text:s/>1.801 ms </text:p>
      <text:p text:style-name="P13"><text:s/>8 <text:s/>xe-0-2-1-204.pe1.wnpa.alxd.aarnet.net.au (113.197.15.183) <text:s/>24.319 ms <text:s/>24.251 ms xe-0-0-3.pe1.wnpa.akl.aarnet.net.au (113.197.15.67) <text:s/>24.264 ms </text:p>
      <text:p text:style-name="P13"><text:s/>9 <text:s/>et-0-1-0.200.pe1.tkpa.akl.aarnet.net.au (113.197.15.69) <text:s/>26.731 ms <text:s/>26.719 ms <text:s/>26.669 ms </text:p>
      <text:p text:style-name="P13">10 <text:s/>xe-0-2-6.bdr1.a.lax.aarnet.net.au (202.158.194.173) <text:s/>148.204 ms <text:s/>148.156 ms <text:s/>148.128 ms </text:p>
      <text:p text:style-name="P13">11 <text:s/>singtel.as7473.any2ix.coresite.com (206.72.210.63) <text:s/>306.068 ms <text:s/>306.074 ms <text:s/>305.990 ms </text:p>
      <text:p text:style-name="P13">12 <text:s/>203.208.172.173 (203.208.172.173) <text:s/>314.979 ms <text:s/>310.847 ms 203.208.151.181 (203.208.151.181) <text:s/>328.673 ms </text:p>
      <text:p text:style-name="P13">13 <text:s/>203.208.177.110 (203.208.177.110) <text:s/>333.546 ms <text:s/>331.751 ms <text:s/>331.841 ms </text:p>
      <text:p text:style-name="P13">14 <text:s/>203.208.182.45 (203.208.182.45) <text:s/>339.071 ms 202-150-221-170.rev.ne.com.sg (202.150.221.170) <text:s/>336.606 ms <text:s/>336.593 ms </text:p>
      <text:p text:style-name="P9"/>
      <text:p text:style-name="P9"/>
      <text:p text:style-name="P9"/>
      <text:p text:style-name="P9"/>
      <text:p text:style-name="P9"/>
      <text:p text:style-name="P9">From <text:a xlink:type="simple" xlink:href="https://www.telstra.net/cgi-bin/trace" text:style-name="Internet_20_link" text:visited-style-name="Visited_20_Internet_20_Link">https://www.telstra.net/cgi-bin/trace</text:a> <text:s/>to my machine:</text:p>
      <text:p text:style-name="P7"/>
      <text:p text:style-name="Horizontal_20_Line"/>
      <text:p text:style-name="P14"><text:s/><text:span text:style-name="T10">1 <text:s/>gigabitethernet3-3.exi2.melbourne.telstra.net (203.50.77.53) <text:s/>0.416 ms <text:s/>0.325 ms <text:s/>0.241 ms</text:span></text:p>
      <text:p text:style-name="P13"><text:s/>2 <text:s/>bundle-ether3-100.win-core10.melbourne.telstra.net (203.50.80.129) <text:s/>1.366 ms <text:s/>1.478 ms <text:s/>2.117 ms</text:p>
      <text:p text:style-name="P13"><text:s/>3 <text:s/>bundle-ether12.ken-core10.sydney.telstra.net (203.50.11.122) <text:s/>12.983 ms <text:s/>12.098 ms <text:s/>13.111 ms</text:p>
      <text:p text:style-name="P13"><text:s/>4 <text:s/>bundle-ether1.ken-edge901.sydney.telstra.net (203.50.11.95) <text:s/>11.986 ms <text:s/>11.850 ms <text:s/>11.859 ms</text:p>
      <text:p text:style-name="P13"><text:s/>5 <text:s/>aarnet6.lnk.telstra.net (139.130.0.78) <text:s/>11.735 ms <text:s/>11.599 ms <text:s/>11.611 ms</text:p>
      <text:p text:style-name="P13"><text:s/>6 <text:s/>ge-6-0-0.bb1.a.syd.aarnet.net.au (202.158.202.17) <text:s/>11.736 ms <text:s/>11.848 ms <text:s/>11.736 ms</text:p>
      <text:p text:style-name="P13"><text:s/>7 <text:s/>ae9.pe2.brwy.nsw.aarnet.net.au (113.197.15.56) <text:s/>11.983 ms <text:s/>12.098 ms <text:s/>11.986 ms</text:p>
      <text:p text:style-name="P13"><text:soft-page-break/><text:s/>8 <text:s/>et-3-1-0.pe1.brwy.nsw.aarnet.net.au (113.197.15.146) <text:s/>12.360 ms <text:s/>12.473 ms <text:s/>12.359 ms</text:p>
      <text:p text:style-name="P13"><text:s/>9 <text:s/>138.44.5.1 (138.44.5.1) <text:s/>12.612 ms <text:s/>12.601 ms <text:s/>12.612 ms</text:p>
      <text:p text:style-name="P13">10 <text:s/>libcr1-te-1-5.gw.unsw.edu.au (149.171.255.102) <text:s/>12.608 ms <text:s/>12.597 ms <text:s/>12.610 ms</text:p>
      <text:p text:style-name="P13">11 <text:s/>ombudnex1-po-1.gw.unsw.edu.au (149.171.255.202) <text:s/>12.988 ms <text:s/>12.849 ms <text:s/>12.733 ms</text:p>
      <text:p text:style-name="P13">12 <text:s/>ufw1-ae-1-3154.gw.unsw.edu.au (149.171.253.36) <text:s/>13.236 ms <text:s/>13.224 ms <text:s/>13.233 ms</text:p>
      <text:p text:style-name="P13">13 <text:s/>129.94.39.23 (129.94.39.23) <text:s/>13.360 ms <text:s/>13.351 ms <text:s/>13.359 ms</text:p>
      <text:p text:style-name="P9"/>
      <text:p text:style-name="P9">In reverse direction( from my machine to <text:a xlink:type="simple" xlink:href="https://www.telstra.net/cgi-bin/trace" text:style-name="Internet_20_link" text:visited-style-name="Visited_20_Internet_20_Link">https://www.telstra.net/cgi-bin/trace</text:a> ) <text:s/>:</text:p>
      <text:p text:style-name="P13">z5092212@tabla17:~/Desktop/cs3331$ traceroute www.telstra.net </text:p>
      <text:p text:style-name="P13">traceroute to www.telstra.net (203.50.5.178), 30 hops max, 60 byte packets </text:p>
      <text:p text:style-name="P13"><text:s/>1 <text:s/>cserouter1-trusted.cse.unsw.EDU.AU (129.94.208.251) <text:s/>0.222 ms <text:s/>0.183 ms <text:s/>0.150 ms </text:p>
      <text:p text:style-name="P13"><text:s/>2 <text:s/>129.94.39.17 (129.94.39.17) <text:s/>1.067 ms <text:s/>1.064 ms <text:s/>1.027 ms </text:p>
      <text:p text:style-name="P13"><text:s/>3 <text:s/>libudnex1-vl-3154.gw.unsw.edu.au (149.171.253.34) <text:s/>1.829 ms <text:s/>1.692 ms <text:s/>2.047 ms </text:p>
      <text:p text:style-name="P13"><text:s/>4 <text:s/>libcr1-po-5.gw.unsw.edu.au (149.171.255.165) <text:s/>1.294 ms <text:s/>1.211 ms ombcr1-po-6.gw.unsw.edu.au (149.171.255.169) <text:s/>1.200 ms </text:p>
      <text:p text:style-name="P13"><text:s/>5 <text:s/>unswbr1-te-2-13.gw.unsw.edu.au (149.171.255.105) <text:s/>1.212 ms unswbr1-te-1-9.gw.unsw.edu.au (149.171.255.101) <text:s/>1.235 ms <text:s/>1.258 ms </text:p>
      <text:p text:style-name="P13"><text:s/>6 <text:s/>138.44.5.0 (138.44.5.0) <text:s/>2.485 ms <text:s/>2.247 ms <text:s/>2.214 ms </text:p>
      <text:p text:style-name="P13"><text:s/>7 <text:s/>et-0-3-0.pe1.bkvl.nsw.aarnet.net.au (113.197.15.147) <text:s/>1.727 ms <text:s/>1.771 ms <text:s/>1.821 ms </text:p>
      <text:p text:style-name="P13"><text:s/>8 <text:s/>ae9.bb1.a.syd.aarnet.net.au (113.197.15.57) <text:s/>2.105 ms <text:s/>2.163 ms <text:s/>2.136 ms </text:p>
      <text:p text:style-name="P13"><text:s/>9 <text:s/>gigabitethernet1-1.pe1.b.syd.aarnet.net.au (202.158.202.18) <text:s/>2.238 ms <text:s/>2.263 ms <text:s/>2.295 ms </text:p>
      <text:p text:style-name="P13">10 <text:s/>gigabitethernet3-11.ken37.sydney.telstra.net (139.130.0.77) <text:s/>2.896 ms <text:s/>3.016 ms <text:s/>3.066 ms </text:p>
      <text:p text:style-name="P13">11 <text:s/>bundle-ether13.ken-core10.sydney.telstra.net (203.50.11.94) <text:s/>4.710 ms <text:s/>4.714 ms <text:s/>4.685 ms </text:p>
      <text:p text:style-name="P13">12 <text:s/>bundle-ether10.win-core10.melbourne.telstra.net (203.50.11.123) <text:s/>15.269 ms <text:s/>15.252 ms <text:s/>14.475 ms </text:p>
      <text:p text:style-name="P13">13 <text:s/>gigabitethernet5-0.exi-service2.melbourne.telstra.net (203.50.80.132) <text:s/>14.422 ms <text:s/>14.357 ms <text:s/>13.737 ms </text:p>
      <text:p text:style-name="P13"/>
      <text:p text:style-name="P9"/>
      <text:p text:style-name="P9"><text:soft-page-break/>The traceroute does not show the exactly same IP address even if they have the same name between forward and reverse paths. This is because the names that traceroute shows are router interface instead of routers.</text:p>
      <text:p text:style-name="P9"/>
      <text:h text:style-name="P20" text:outline-level="4">Exercise 4: Use ping to gain insights into network performance </text:h>
      <text:p text:style-name="P26"/>
      <text:p text:style-name="P26"/>
      <text:p text:style-name="P26"><text:tab/>1.For each of these locations ﬁnd the (approximate) physical distance from UNSW <text:tab/>using Google Maps and compute the shortest possible time T for a packet to reach <text:tab/>that location from UNSW. You should assume that the packet moves (i.e. <text:tab/>propagates) at the speed of light, 3 x 10 <text:span text:style-name="T12">8 </text:span>m/s. Note that the shortest possible time <text:tab/>will simply be the distance divided by the propagation speed. Plot a graph where <text:tab/>the x-axis represents the distance to each city (i.e. Adelaide, Singapore and Berlin), <text:tab/>and the y-axis represents the ratio between the minimum delay (i.e. RTT) as <text:tab/>measured by the ping program (select the values for 50 byte packets) and the <text:tab/>shortest possible time T to reach that city from UNSW. (Note that the y-values are <text:tab/>no smaller than 2 since it takes at least 2*T time for any packet to reach the <text:tab/>destination from UNSW and get back). Can you think of at least two reasons why the <text:tab/>y-axis values that you plot are greater than 2?</text:p>
      <text:p text:style-name="P9"><text:tab/></text:p>
      <text:p text:style-name="P9"><text:tab/></text:p>
      <table:table table:name="Table2" table:style-name="Table2">
        <table:table-column table:style-name="Table2.A"/>
        <table:table-column table:style-name="Table2.B"/>
        <table:table-column table:style-name="Table2.C"/>
        <table:table-row>
          <table:table-cell table:style-name="Table2.A1" office:value-type="string">
            <text:p text:style-name="P3">from UNSW to</text:p>
          </table:table-cell>
          <table:table-cell table:style-name="Table2.A1" office:value-type="string">
            <text:p text:style-name="P3">Shortest Distance(km)</text:p>
          </table:table-cell>
          <table:table-cell table:style-name="Table2.C1" office:value-type="string">
            <text:p text:style-name="P3">Shortest Time(ms)</text:p>
          </table:table-cell>
        </table:table-row>
        <table:table-row>
          <table:table-cell table:style-name="Table2.A2" office:value-type="string">
            <text:p text:style-name="P3">Adelaide</text:p>
          </table:table-cell>
          <table:table-cell table:style-name="Table2.B2" office:value-type="float" office:value="1163">
            <text:p text:style-name="P3">1163</text:p>
          </table:table-cell>
          <table:table-cell table:style-name="Table2.C2" office:value-type="float" office:value="3.8">
            <text:p text:style-name="P3">3.8</text:p>
          </table:table-cell>
        </table:table-row>
        <table:table-row>
          <table:table-cell table:style-name="Table2.A2" office:value-type="string">
            <text:p text:style-name="P3">Singapore</text:p>
          </table:table-cell>
          <table:table-cell table:style-name="Table2.B2" office:value-type="float" office:value="6300">
            <text:p text:style-name="P3">6300</text:p>
          </table:table-cell>
          <table:table-cell table:style-name="Table2.C2" office:value-type="float" office:value="21">
            <text:p text:style-name="P3">21</text:p>
          </table:table-cell>
        </table:table-row>
        <table:table-row>
          <table:table-cell table:style-name="Table2.A2" office:value-type="string">
            <text:p text:style-name="P3">Berlin</text:p>
          </table:table-cell>
          <table:table-cell table:style-name="Table2.B2" office:value-type="float" office:value="16090">
            <text:p text:style-name="P3">16090</text:p>
          </table:table-cell>
          <table:table-cell table:style-name="Table2.C2" office:value-type="float" office:value="53">
            <text:p text:style-name="P3">53</text:p>
          </table:table-cell>
        </table:table-row>
      </table:table>
      <text:p text:style-name="P9"><text:tab/></text:p>
      <text:p text:style-name="P9"/>
      <text:p text:style-name="P9"><draw:frame draw:style-name="fr1" draw:name="Object1" text:anchor-type="paragraph" svg:width="15.998cm" svg:height="8.999cm" draw:z-index="0"><draw:object xlink:href="./Object 6" xlink:type="simple" xlink:show="embed" xlink:actuate="onLoad" draw:notify-on-update-of-ranges="Table4"/><draw:image xlink:href="./ObjectReplacements/Object 6" xlink:type="simple" xlink:show="embed" xlink:actuate="onLoad"/></draw:frame></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from UNSW to</text:p>
          </table:table-cell>
          <table:table-cell table:style-name="Table4.A1" office:value-type="string">
            <text:p text:style-name="P3">X axis (distance)</text:p>
          </table:table-cell>
          <table:table-cell table:style-name="Table4.C1" office:value-type="string">
            <text:p text:style-name="P3">Y axis</text:p>
          </table:table-cell>
        </table:table-row>
        <table:table-row>
          <table:table-cell table:style-name="Table4.A2" office:value-type="string">
            <text:p text:style-name="P3">Adelaide</text:p>
          </table:table-cell>
          <table:table-cell table:style-name="Table4.B2" office:value-type="float" office:value="1163">
            <text:p text:style-name="P3">1163</text:p>
          </table:table-cell>
          <table:table-cell table:style-name="Table4.C2" office:value-type="float" office:value="4.696">
            <text:p text:style-name="P3">4.7</text:p>
          </table:table-cell>
        </table:table-row>
        <table:table-row>
          <table:table-cell table:style-name="Table4.A2" office:value-type="string">
            <text:p text:style-name="P3">Singapore</text:p>
          </table:table-cell>
          <table:table-cell table:style-name="Table4.B2" office:value-type="float" office:value="6300">
            <text:p text:style-name="P3">6300</text:p>
          </table:table-cell>
          <table:table-cell table:style-name="Table4.C2" office:value-type="float" office:value="6.799">
            <text:p text:style-name="P3">6.8</text:p>
          </table:table-cell>
        </table:table-row>
        <table:table-row>
          <table:table-cell table:style-name="Table4.A2" office:value-type="string">
            <text:p text:style-name="P3">Berlin</text:p>
          </table:table-cell>
          <table:table-cell table:style-name="Table4.B2" office:value-type="float" office:value="16090">
            <text:p text:style-name="P3">16090</text:p>
          </table:table-cell>
          <table:table-cell table:style-name="Table4.C2" office:value-type="float" office:value="5.62">
            <text:p text:style-name="P3">5.62</text:p>
          </table:table-cell>
        </table:table-row>
      </table:table>
      <text:p text:style-name="P7"/>
      <text:p text:style-name="P9"><text:tab/>The y axis is always greater than 2 is because that:</text:p>
      <text:list xml:id="list1657929289942919773" text:style-name="L3">
        <text:list-item>
          <text:list>
            <text:list-item>
              <text:list>
                <text:list-item>
                  <text:p text:style-name="P25">the ping is the time where it counts both the forward time and the backward time.</text:p>
                </text:list-item>
                <text:list-item>
                  <text:p text:style-name="P25">The real time delay is the total amount of <text:s/>propagation delay, transmission delay, processing delay and queuing delay. The shortest time we calculate is the best case in propagation delay which is almost impossible to reach. </text:p>
                </text:list-item>
              </text:list>
            </text:list-item>
          </text:list>
        </text:list-item>
      </text:list>
      <text:p text:style-name="P9"/>
      <text:p text:style-name="P9"/>
      <text:list xml:id="list8106321216911072658" text:style-name="L4">
        <text:list-header>
          <text:p text:style-name="P27">2.Is the delay to the destinations constant or does it vary over time? Explain why.</text:p>
        </text:list-header>
      </text:list>
      <text:p text:style-name="P9"/>
      <text:p text:style-name="P9"><text:tab/>The delay varies over time. This is because that the internet is like a highway and it <text:tab/> can get congested. </text:p>
      <text:p text:style-name="P9"/>
      <text:list xml:id="list1879759528" text:continue-numbering="true" text:style-name="L4">
        <text:list-header>
          <text:p text:style-name="P27">3.The measured delay (i.e., the delay you can see in the graphs) is composed of propagation delay, transmission delay, processing delay and queuing delay. Which of these delays depend on the packet size and which do not?</text:p>
        </text:list-header>
      </text:list>
      <text:p text:style-name="P6"/>
      <text:p text:style-name="P9"><text:tab/>The delays that depend on the packet size is transmission delay. <text:s/>It is calculate by <text:tab/>L/R where L is the size of the package and R is the bandwidth.</text:p>
      <text:p text:style-name="P9"/>
      <text:p text:style-name="P9"><text:tab/>The other delay does not depend on the packet size.</text:p>
      <text:p text:style-name="P9"><text:tab/>Processing delay: check the error of the packet header.</text:p>
      <text:p text:style-name="P9"><text:tab/>Propagation delay: it relies on the length of the physical link and the propagation <text:tab/>speed.</text:p>
      <text:p text:style-name="P9"><text:tab/>Queuing delay: The time that the packets wait for the other packets to transmit <text:tab/>before them.</text:p>
      <text:p text:style-name="P9"><text:tab/></text:p>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enlo" svg:font-family="Menlo, Monaco, Consolas, 'Courier New', monospace"/>
    <style:font-face style:name="OpenSymbol" svg:font-family="OpenSymbol"/>
    <style:font-face style:name="DejaVu Sans1" svg:font-family="'DejaVu Sans'" style:font-family-generic="swiss"/>
    <style:font-face style:name="AR PL KaitiM GB1" svg:font-family="'AR PL KaitiM GB'"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 PL KaitiM GB"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 PL KaitiM GB"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 PL KaitiM GB" style:font-size-asian="12pt" style:font-weight-asian="bold" style:font-name-complex="DejaVu Sans"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AR PL KaitiM GB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7-28T15:53:32</meta:creation-date>
    <dc:date>2018-07-30T14:15:05</dc:date>
    <meta:editing-duration>PT4H8M26S</meta:editing-duration>
    <meta:editing-cycles>32</meta:editing-cycles>
    <meta:generator>OpenOffice/4.1.1$Linux OpenOffice.org_project/411m6$Build-9775</meta:generator>
    <meta:document-statistic meta:table-count="3" meta:image-count="0" meta:object-count="1" meta:page-count="12" meta:paragraph-count="250" meta:word-count="2369" meta:character-count="20271"/>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5.998cm" svg:height="8.999cm" xlink:href=".." xlink:type="simple" chart:class="chart:line" chart:style-name="ch1">
        <chart:legend chart:legend-position="end" svg:x="13.675cm" svg:y="4.2cm" style:legend-expansion="high" chart:style-name="ch2"/>
        <chart:plot-area chart:style-name="ch3" table:cell-range-address="Table4.$B$2:.$B$4 Table4.$C$1:.$C$4" chart:data-source-has-labels="both" svg:x="1.33cm" svg:y="0.851cm" svg:width="11.707cm" svg:height="6.988cm">
          <chartooo:coordinate-region svg:x="1.766cm" svg:y="1.05cm" svg:width="10.806cm" svg:height="6.142cm"/>
          <chart:axis chart:dimension="x" chart:name="primary-x" chart:style-name="ch4" chartooo:axis-type="auto">
            <chartooo:date-scale/>
            <chart:title svg:x="6.491cm" svg:y="8.018cm" chart:style-name="ch5">
              <text:p>Distance</text:p>
            </chart:title>
            <chart:categories table:cell-range-address="Table4.$B$2:.$B$4"/>
          </chart:axis>
          <chart:axis chart:dimension="y" chart:name="primary-y" chart:style-name="ch4">
            <chart:title svg:x="0.451cm" svg:y="6.162cm" chart:style-name="ch6">
              <text:p>real delay/shortest delay</text:p>
            </chart:title>
            <chart:grid chart:style-name="ch7" chart:class="major"/>
          </chart:axis>
          <chart:series chart:style-name="ch8" chart:values-cell-range-address="Table4.$C$2:.$C$4" chart:label-cell-address="Table4.$C$1" chart:class="chart:line">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Y axis</text:p>
                <draw:g>
                  <svg:desc>Table4.$C$1</svg:desc>
                </draw:g>
              </table:table-cell>
            </table:table-row>
          </table:table-header-rows>
          <table:table-rows>
            <table:table-row>
              <table:table-cell office:value-type="float" office:value="1163">
                <text:p>1160</text:p>
                <draw:g>
                  <svg:desc>Table4.$B$2:.$B$4</svg:desc>
                </draw:g>
              </table:table-cell>
              <table:table-cell office:value-type="float" office:value="4.696">
                <text:p>4.696</text:p>
                <draw:g>
                  <svg:desc>Table4.$C$2:.$C$4</svg:desc>
                </draw:g>
              </table:table-cell>
            </table:table-row>
            <table:table-row>
              <table:table-cell office:value-type="float" office:value="6300">
                <text:p>6300</text:p>
              </table:table-cell>
              <table:table-cell office:value-type="float" office:value="6.799">
                <text:p>6.799</text:p>
              </table:table-cell>
            </table:table-row>
            <table:table-row>
              <table:table-cell office:value-type="float" office:value="16090">
                <text:p>16090</text:p>
              </table:table-cell>
              <table:table-cell office:value-type="float" office:value="5.62">
                <text:p>5.62</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1$Linux OpenOffice.org_project/411m6$Build-9775</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